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AssertionGui.modify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AssertionGui.getXPathAttributes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Path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AssertionGui.XPath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